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only a test!This is only a test!This is only a test!This is only a test!This is only a test!This is only a test!This is only a test!This is only a test!This is only a test!This is only a test!This is only a test!This is only a test!This is only a test!This is only a test!This is only a test!This is only a test!This is only a test!This is only a test!This is only a test!This is only a test!This is only a test!This is only a test!This is only a test!This is only a test!This is only a test!This is only a test!This is only a test!This is only a tes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3T18:45:10.53</meta:creation-date>
    <meta:document-statistic meta:table-count="0" meta:image-count="0" meta:object-count="0" meta:page-count="1" meta:paragraph-count="1" meta:word-count="113" meta:character-count="560"/>
    <dc:date>2016-07-13T18:45:51.13</dc:date>
    <meta:editing-duration>PT40S</meta:editing-duration>
    <meta:editing-cycles>1</meta:editing-cycles>
    <meta:generator>OpenOffice/4.0.1$Win32 OpenOffice.org_project/401m5$Build-9714</meta:generator>
  </office:meta>
</office:document-meta>
</file>